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language="ru" fo:country="RU"/>
    </style:style>
    <style:style style:name="P3" style:family="paragraph" style:parent-style-name="Standard" style:list-style-name="L1">
      <style:text-properties fo:language="en" fo:country="US"/>
    </style:style>
    <style:style style:name="P4" style:family="paragraph" style:parent-style-name="Standard" style:list-style-name="L1">
      <style:paragraph-properties fo:break-before="page"/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529875963615020125" text:style-name="L1">
        <text:list-item>
          <text:p text:style-name="P1"><text:span text:style-name="T1">Что такое ОЗУ?</text:span></text:p>
        </text:list-item>
        <text:list-item>
          <text:p text:style-name="P1"><text:span text:style-name="T1">Какого типа архитектуры микропроцесоорных систем не существует?</text:span></text:p>
          <text:list>
            <text:list-item>
              <text:p text:style-name="P1"><text:span text:style-name="T1">Оксфордская</text:span></text:p>
            </text:list-item>
            <text:list-item>
              <text:p text:style-name="P2">Принстонская</text:p>
            </text:list-item>
            <text:list-item>
              <text:p text:style-name="P1"><text:span text:style-name="T1">Гарвардская</text:span></text:p>
            </text:list-item>
          </text:list>
        </text:list-item>
        <text:list-item>
          <text:p text:style-name="P1"><text:span text:style-name="T1">Какие языки чаще всего используются для программирования микроконтроллеров?</text:span></text:p>
          <text:list>
            <text:list-item>
              <text:p text:style-name="P1"><text:span text:style-name="T1">С++</text:span></text:p>
            </text:list-item>
            <text:list-item>
              <text:p text:style-name="P3">Assembler</text:p>
            </text:list-item>
            <text:list-item>
              <text:p text:style-name="P3">Go</text:p>
            </text:list-item>
          </text:list>
        </text:list-item>
        <text:list-item>
          <text:p text:style-name="P2">Кто не был изначальным учредителем компании <text:span text:style-name="T2">Integrated Electronics(Intel)?</text:span></text:p>
          <text:list>
            <text:list-item>
              <text:p text:style-name="P1"><text:span text:style-name="T2">Г. Мур</text:span></text:p>
            </text:list-item>
            <text:list-item>
              <text:p text:style-name="P1"><text:span text:style-name="T2">Р. Нойс</text:span></text:p>
            </text:list-item>
            <text:list-item>
              <text:p text:style-name="P2">Б. Гейтс</text:p>
            </text:list-item>
          </text:list>
        </text:list-item>
        <text:list-item>
          <text:p text:style-name="P2">Кто создал первую УФ-стираемую <text:span text:style-name="T2">EPROM </text:span>объемом 2 килобита?</text:p>
          <text:list>
            <text:list-item>
              <text:p text:style-name="P2">Дон Фрохман</text:p>
            </text:list-item>
            <text:list-item>
              <text:p text:style-name="P2">Джо Брахман</text:p>
            </text:list-item>
            <text:list-item>
              <text:p text:style-name="P2">Луи Хофман</text:p>
            </text:list-item>
          </text:list>
        </text:list-item>
        <text:list-item>
          <text:p text:style-name="P2">Что такое <text:span text:style-name="T2">RISC</text:span></text:p>
          <text:list>
            <text:list-item>
              <text:p text:style-name="P2">Компьютер с высокой тактовой частотой</text:p>
            </text:list-item>
            <text:list-item>
              <text:p text:style-name="P2">Компьютер с сокращенным набором команд</text:p>
            </text:list-item>
            <text:list-item>
              <text:p text:style-name="P2">Компьютер с малой оперативной памятью</text:p>
            </text:list-item>
          </text:list>
        </text:list-item>
        <text:list-item>
          <text:p text:style-name="P2">Какого способа адресации памяти данных не существует?</text:p>
          <text:list>
            <text:list-item>
              <text:p text:style-name="P2">Обратная</text:p>
            </text:list-item>
            <text:list-item>
              <text:p text:style-name="P2">Прямая</text:p>
            </text:list-item>
            <text:list-item>
              <text:p text:style-name="P2">Косвенная</text:p>
            </text:list-item>
          </text:list>
        </text:list-item>
        <text:list-item>
          <text:p text:style-name="P2">Какая из следующих команд <text:span text:style-name="T2">Assembler </text:span>является функцией безусловного перехода?</text:p>
          <text:list>
            <text:list-item>
              <text:p text:style-name="P3">CMP</text:p>
            </text:list-item>
            <text:list-item>
              <text:p text:style-name="P3">MOV</text:p>
            </text:list-item>
            <text:list-item>
              <text:p text:style-name="P3">RJMP</text:p>
            </text:list-item>
          </text:list>
        </text:list-item>
        <text:list-item>
          <text:p text:style-name="P2">По какой схеме выполнена архитектура микроконтроллеров <text:span text:style-name="T2">AVR </text:span>семейства <text:span text:style-name="T2">Tiny?</text:span></text:p>
          <text:list>
            <text:list-item>
              <text:p text:style-name="P1"><text:span text:style-name="T1">Оксфордская</text:span></text:p>
            </text:list-item>
            <text:list-item>
              <text:p text:style-name="P2">Принстонская</text:p>
            </text:list-item>
            <text:list-item>
              <text:p text:style-name="P2">Гарвардская</text:p>
            </text:list-item>
          </text:list>
        </text:list-item>
        <text:list-item>
          <text:p text:style-name="P2"><text:s/>Какая из следующих команд <text:span text:style-name="T2">Assembler </text:span>является функцией безусловного перехода?</text:p>
          <text:list>
            <text:list-item>
              <text:p text:style-name="P3">RCALL</text:p>
            </text:list-item>
            <text:list-item>
              <text:p text:style-name="P3">PUSH</text:p>
            </text:list-item>
            <text:list-item>
              <text:p text:style-name="P3">POP</text:p>
              <text:p text:style-name="P4">1-<text:span text:style-name="T1">Оперативно запоминающее устройство</text:span></text:p>
              <text:p text:style-name="P3"><text:span text:style-name="T1">2-1</text:span></text:p>
              <text:p text:style-name="P3"><text:span text:style-name="T1">3-1,2</text:span></text:p>
              <text:p text:style-name="P3"><text:span text:style-name="T1">4-3</text:span></text:p>
              <text:p text:style-name="P3"><text:span text:style-name="T1">5-1</text:span></text:p>
              <text:p text:style-name="P3"><text:span text:style-name="T1">6-2</text:span></text:p>
              <text:p text:style-name="P3"><text:span text:style-name="T1">7-1</text:span></text:p>
              <text:p text:style-name="P3"><text:span text:style-name="T1">8-3</text:span></text:p>
              <text:p text:style-name="P3"><text:span text:style-name="T1">9-3</text:span></text:p>
              <text:p text:style-name="P3"><text:span text:style-name="T1">10-1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1M46S</meta:editing-duration>
    <meta:editing-cycles>5</meta:editing-cycles>
    <meta:generator>OpenOffice.org/3.4$Win32 OpenOffice.org_project/340m1$Build-9590</meta:generator>
    <dc:date>2017-06-01T16:11:39.71</dc:date>
    <meta:document-statistic meta:table-count="0" meta:image-count="0" meta:object-count="0" meta:page-count="2" meta:paragraph-count="47" meta:word-count="165" meta:character-count="1009"/>
    <meta:user-defined meta:name="Info 1"/>
    <meta:user-defined meta:name="Info 2"/>
    <meta:user-defined meta:name="Info 3"/>
    <meta:user-defined meta:name="Info 4"/>
  </office:meta>
</office:document-meta>
</file>